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5.7cm" table:align="margins" style:shadow="none"/>
    </style:style>
    <style:style style:name="Table1.A" style:family="table-column">
      <style:table-column-properties style:column-width="6.001cm" style:rel-column-width="3402*"/>
    </style:style>
    <style:style style:name="Table1.B" style:family="table-column">
      <style:table-column-properties style:column-width="19.699cm" style:rel-column-width="11168*"/>
    </style:style>
    <style:style style:name="Table1.1" style:family="table-row">
      <style:table-row-properties style:min-row-height="1.506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2" style:family="table-row">
      <style:table-row-properties style:min-row-height="1.633cm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3" style:family="table-row">
      <style:table-row-properties style:min-row-height="2.027cm"/>
    </style:style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3" style:family="paragraph" style:parent-style-name="Standard">
      <style:text-properties style:text-underline-style="none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oating Pond</text:p>
      <text:p text:style-name="Standard"/>
      <text:p text:style-name="P1">System Requirements</text:p>
      <text:p text:style-name="Standard"/>
      <text:p text:style-name="Standard">17 boats/40 x lifejackets – maintenance logs, booking system(hourly slots), rental logs, location logs/counts</text:p>
      <text:p text:style-name="Standard">boating shed – storage of boats and maintenance</text:p>
      <text:p text:style-name="Standard"/>
      <text:p text:style-name="Standard">supplies – tools and stores</text:p>
      <text:p text:style-name="Standard"/>
      <text:p text:style-name="Standard">key – tracking</text:p>
      <text:p text:style-name="Standard"/>
      <text:p text:style-name="Standard">staff – employee records, role, volunteer info, pay rates, rotas, certificate records, training records</text:p>
      <text:p text:style-name="Standard"/>
      <text:p text:style-name="Standard">payment system</text:p>
      <text:p text:style-name="Standard"/>
      <text:p text:style-name="Standard">point of sale – rental payments and food/drink, stock control</text:p>
      <text:p text:style-name="Standard"/>
      <text:p text:style-name="Standard"/>
      <text:p text:style-name="P1">Textual Analysis</text:p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able_20_Contents">Noun</text:p>
          </table:table-cell>
          <table:table-cell table:style-name="Table1.B1" office:value-type="string">
            <text:p text:style-name="Table_20_Contents">Boats, kayaks, row boats, shed, tools, materials, locked cabinet, key, pond, staff, boathouse, reception, lifejackets,</text:p>
            <text:p text:style-name="Table_20_Contents">money, customer details, snacks, drinks, <text:s/>employees, stock, volunteers, certifications</text:p>
          </table:table-cell>
        </table:table-row>
        <table:table-row table:style-name="Table1.2">
          <table:table-cell table:style-name="Table1.A2" office:value-type="string">
            <text:p text:style-name="Table_20_Contents">Verb</text:p>
          </table:table-cell>
          <table:table-cell table:style-name="Table1.B2" office:value-type="string">
            <text:p text:style-name="Table_20_Contents">Store, maintain, safety, checked, hire, price, rent, recorded, booking, size, sales, pay wages, staff training, design, implement, manage, </text:p>
          </table:table-cell>
        </table:table-row>
        <table:table-row table:style-name="Table1.3">
          <table:table-cell table:style-name="Table1.A2" office:value-type="string">
            <text:p text:style-name="Table_20_Contents">Adjective</text:p>
          </table:table-cell>
          <table:table-cell table:style-name="Table1.B2" office:value-type="string">
            <text:p text:style-name="Table_20_Contents">Professional, <text:s text:c="2"/>swan, 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1"><text:soft-page-break/>Further Info</text:p>
      <text:p text:style-name="P1"/>
      <text:p text:style-name="P3">Do the systems need to be linked?</text:p>
      <text:p text:style-name="P3">Is it compartmentalised with access control?</text:p>
      <text:p text:style-name="P3">What security requirements need to be put in place?</text:p>
      <text:p text:style-name="P3">What size of architecture is needed i.e. mobile tablets for external workers, desk based, laptops?</text:p>
      <text:p text:style-name="P3">What operating system?</text:p>
      <text:p text:style-name="P3">Do you need remote access?</text:p>
      <text:p text:style-name="P3">How many pages/sections for the app or just a website?</text:p>
      <text:p text:style-name="P3">Is there a need for offers/discounts?</text:p>
      <text:p text:style-name="P3">Will there be external advertising?</text:p>
      <text:p text:style-name="P3">Any branding?</text:p>
      <text:p text:style-name="P3">What payment options need to be linked?</text:p>
      <text:p text:style-name="P3">Preference on pictures?</text:p>
      <text:p text:style-name="P3">Contact and location pages?</text:p>
      <text:p text:style-name="P3">Slot and calendar management page?</text:p>
      <text:p text:style-name="P3">Will there be confirmation via email or text?</text:p>
      <text:p text:style-name="P3"/>
      <text:p text:style-name="P3"/>
      <text:p text:style-name="P3"/>
      <text:p text:style-name="P3"/>
      <text:p text:style-name="P3"><text:s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ee </meta:initial-creator>
    <meta:creation-date>2025-09-25T14:57:31.68</meta:creation-date>
    <dc:date>2025-09-25T15:41:37.66</dc:date>
    <dc:creator>Dee </dc:creator>
    <meta:editing-duration>PT44M</meta:editing-duration>
    <meta:editing-cycles>14</meta:editing-cycles>
    <meta:generator>OpenOffice/4.1.15$Win32 OpenOffice.org_project/4115m2$Build-9813</meta:generator>
    <meta:document-statistic meta:table-count="1" meta:image-count="0" meta:object-count="0" meta:page-count="2" meta:paragraph-count="34" meta:word-count="206" meta:character-count="1398"/>
  </office:meta>
</office:document-meta>
</file>